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02cm" fo:min-width="6.779cm" loext:decorative="false"/>
      <style:paragraph-properties style:writing-mode="lr-tb"/>
    </style:style>
    <style:style style:name="gr2" style:family="graphic" style:parent-style-name="objectwithoutfill">
      <style:graphic-properties svg:stroke-width="0.106cm" draw:marker-start="Arrow_20_short" draw:marker-start-width="0.358cm" draw:marker-end="Arrow_20_short" draw:marker-end-width="0.358cm" draw:fill="none" draw:textarea-vertical-align="middle" fo:padding-top="0.177cm" fo:padding-bottom="0.177cm" fo:padding-left="0.302cm" fo:padding-right="0.302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889cm" fo:min-width="4.58cm" loext:decorative="false"/>
      <style:paragraph-properties style:writing-mode="lr-tb"/>
    </style:style>
    <style:style style:name="gr4" style:family="graphic" style:parent-style-name="standard">
      <style:graphic-properties loext:decorative="false"/>
    </style:style>
    <style:style style:name="co1" style:family="table-column">
      <style:table-column-properties style:column-width="2.014cm" style:use-optimal-column-width="false"/>
    </style:style>
    <style:style style:name="co2" style:family="table-column">
      <style:table-column-properties style:column-width="2.015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loext:graphic-properties draw:fill="solid" draw:fill-color="#81d41a"/>
    </style:style>
    <style:style style:name="ce2" style:family="table-cell">
      <loext:graphic-properties draw:fill="none" draw:fill-color="#81d41a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3465a4" loext:opacity="100%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color="#3465a4" loext:opacity="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7.279cm" svg:height="1.27cm" svg:x="4.492cm" svg:y="10.142cm">
          <draw:text-box>
            <text:p text:style-name="P1"><text:span text:style-name="T1">Nb features</text:span></text:p>
          </draw:text-box>
        </draw:frame>
        <draw:line draw:style-name="gr2" draw:text-style-name="P3" draw:layer="layout" svg:x1="1.635cm" svg:y1="9.572cm" svg:x2="14.335cm" svg:y2="9.572cm">
          <text:p/>
        </draw:line>
        <draw:frame draw:style-name="gr3" draw:text-style-name="P2" draw:layer="layout" svg:width="5.08cm" svg:height="2.139cm" draw:transform="rotate (-1.5707963267949) translate (17.452cm 3.792cm)">
          <draw:text-box>
            <text:p text:style-name="P1"><text:span text:style-name="T1">Batch size</text:span></text:p>
          </draw:text-box>
        </draw:frame>
        <draw:line draw:style-name="gr2" draw:text-style-name="P3" draw:layer="layout" svg:x1="15.605cm" svg:y1="4.175cm" svg:x2="15.605cm" svg:y2="8.62cm">
          <text:p/>
        </draw:line>
        <draw:frame draw:style-name="gr4" draw:layer="layout" svg:width="14.098cm" svg:height="4.809cm" svg:x="0.992cm" svg:y="3.90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 table:style-name="ce1"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 table:style-name="ce1"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 table:style-name="ce1"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 table:style-name="ce1"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1"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Arrow_20_short" draw:display-name="Arrow short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14T08:40:00.979515900</meta:creation-date>
    <dc:date>2026-04-29T14:17:04.250083800</dc:date>
    <meta:editing-duration>P1DT13M54S</meta:editing-duration>
    <meta:editing-cycles>5</meta:editing-cycles>
    <meta:generator>LibreOffice/26.2.1.2$Windows_X86_64 LibreOffice_project/620$Build-2</meta:generator>
    <meta:document-statistic meta:object-count="5"/>
  </office:meta>
</office:document-meta>
</file>